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<text:span text:style-name="T1">Boot 2 Geck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12.023cm" svg:height="12.178cm" svg:x="14.025cm" svg:y="4.914cm" presentation:class="outline" presentation:user-transformed="true">
          <draw:text-box>
            <text:list text:style-name="L2">
              <text:list-item>
                <text:p>Gaia: UI -&gt; implemented fully using HTML, JS and CSS</text:p>
              </text:list-item>
              <text:list-item>
                <text:p>Gecko -&gt; “application runtime”, i.e renderer</text:p>
              </text:list-item>
              <text:list-item>
                <text:p>Gonk -&gt; </text:p>
                <text:p>OS = kernel + HAL</text:p>
              </text:list-item>
            </text:list>
          </draw:text-box>
        </draw:frame>
        <draw:g>
          <draw:custom-shape draw:style-name="gr2" draw:text-style-name="P1" draw:layer="layout" svg:width="6.6cm" svg:height="2.6cm" svg:x="4.2cm" svg:y="5.2cm">
            <text:p text:style-name="P1">Gai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6.6cm" svg:height="2.6cm" svg:x="4.2cm" svg:y="9.6cm">
            <text:p text:style-name="P1">Gecko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6.6cm" svg:height="2.6cm" svg:x="4.2cm" svg:y="14.2cm">
            <text:p text:style-name="P1">Gonk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1" draw:layer="layout" svg:x1="7.4cm" svg:y1="14.2cm" svg:x2="7.4cm" svg:y2="12.2cm">
            <text:p/>
          </draw:line>
          <draw:line draw:style-name="gr5" draw:text-style-name="P1" draw:layer="layout" svg:x1="7.331cm" svg:y1="9.641cm" svg:x2="7.331cm" svg:y2="7.841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Gonk &lt;=&gt; Android – UI</text:p>
              </text:list-item>
              <text:list-item>
                <text:p>Gecko is a rendering engine – developed by mozilla – which is ported onto gonk.</text:p>
                <text:list>
                  <text:list-item>
                    <text:p>Gecko is the same engine used in firefox</text:p>
                  </text:list-item>
                  <text:list-item>
                    <text:p>It can also be ported to android</text:p>
                  </text:list-item>
                </text:list>
              </text:list-item>
              <text:list-item>
                <text:p>Gaia is B2G's UI, written in HTML, which gets rendered by geck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lus poi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Completely open source (except for RIL – radio interface layer – contains proprietary drivers made by phone vendors to enable use of telephony – but RIL APIs are standard)</text:p>
              </text:list-item>
              <text:list-item>
                <text:p>Gonk exposes hardware interfaces to gecko. What this means is that web-apps can get direct access to many hardware devices, eg. the full telephony stack and display framebuff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5" draw:layer="layout" svg:width="24.639cm" svg:height="12.179cm" svg:x="1.6cm" svg:y="5.4cm" presentation:class="outline" presentation:user-transformed="true">
          <draw:text-box>
            <text:list text:style-name="L2">
              <text:list-item>
                <text:p>B2G core process is high-privileged and has access to most hardware devices</text:p>
              </text:list-item>
              <text:list-item>
                <text:p>Web-apps run on low-level “content processes” which communicate with the core B2G process via IPDL</text:p>
              </text:list-item>
              <text:list-item>
                <text:p>B2G permissions database – contains permissions for each app. This is updated every time an app is installed. The user controls the permissions of each app via this D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The project</text:p>
          </draw:text-box>
        </draw:frame>
        <draw:frame presentation:style-name="pr4" draw:layer="layout" svg:width="24.639cm" svg:height="13.486cm" svg:x="1.4cm" svg:y="4.914cm" presentation:class="outline" presentation:user-transformed="true">
          <draw:text-box>
            <text:list text:style-name="L2">
              <text:list-item>
                <text:p>Porting B2G to low-cost phones</text:p>
              </text:list-item>
              <text:list-item>
                <text:p>Currently, B2G works on:</text:p>
                <text:list>
                  <text:list-item>
                    <text:p>Samsung Galaxy S II</text:p>
                  </text:list-item>
                  <text:list-item>
                    <text:p>Galaxy Nexus</text:p>
                  </text:list-item>
                  <text:list-item>
                    <text:p>Galaxy Nexus S</text:p>
                  </text:list-item>
                </text:list>
              </text:list-item>
              <text:list-item>
                <text:p>Target devices:</text:p>
                <text:list>
                  <text:list-item>
                    <text:p>Beagle board</text:p>
                  </text:list-item>
                  <text:list-item>
                    <text:p>Huawei Ideos U8150</text:p>
                  </text:list-item>
                  <text:list-item>
                    <text:p>Spice Mi270 (if time permi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Port to SGS2 – this is well documented; this has been completed.</text:p>
              </text:list-item>
              <text:list-item>
                <text:p>Install android followed by B2G on the beagle board and try to get some drivers to work – this has to be through trial and error.</text:p>
              </text:list-item>
              <text:list-item>
                <text:p>Follow a similar procedure for Ide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aveen Venkatesh</meta:initial-creator>
    <meta:creation-date>2012-06-01T09:45:52</meta:creation-date>
    <dc:date>2012-06-01T14:57:54</dc:date>
    <dc:creator>Praveen Venkatesh</dc:creator>
    <meta:editing-duration>PT2H22M56S</meta:editing-duration>
    <meta:editing-cycles>8</meta:editing-cycles>
    <meta:generator>LibreOffice/3.5$Linux_x86 LibreOffice_project/350m1$Build-202</meta:generator>
    <meta:document-statistic meta:object-count="54"/>
  </office:meta>
</office:document-meta>
</file>